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inderXMLEntityResolver.WsdlFinderXMLEntityResolver( ResourceFinder finder , URI baseURI , Map &lt; URI , String &gt; internalSchemas , boolean failIf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FinderXMLEntityResolver.resolveEntity( XMLResourceIdentifier resourceIdentifi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